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3fd4" officeooo:paragraph-rsid="000a3f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RREIRA Christopher</text:p>
      <text:p text:style-name="Standard">ABDERRAHMEN Ridha</text:p>
      <text:p text:style-name="Title">APNEE 3 : Corbeille</text:p>
      <text:p text:style-name="P1"/>
      <text:h text:style-name="Heading_20_1" text:outline-level="1">Question 1 </text:h>
      <text:p text:style-name="P1"/>
      <text:p text:style-name="P1">D'après vous, pourquoi le nom du répertoire $HOME/.corbeille comporte-t-il un point ? </text:p>
      <text:p text:style-name="P1"/>
      <text:p text:style-name="P1">Pour qu'il soit caché. </text:p>
      <text:p text:style-name="P1"/>
      <text:p text:style-name="P1">D'après vous, comment devez vous traiter le cas d'arguments qui ne correspondent pas à un nom de fichier ? </text:p>
      <text:p text:style-name="P1"/>
      <text:p text:style-name="P1">Trois stratégies possible : </text:p>
      <text:p text:style-name="P1"><text:s text:c="2"/>- Planter au premier faux fichier </text:p>
      <text:p text:style-name="P1"><text:s text:c="2"/>- Ignorer les arguments non fichiers ou afficher un message d'erreur à la place </text:p>
      <text:p text:style-name="P1"><text:s text:c="2"/>- Ne faire l'ensemble des déplacements que si tous les arguments sont des fichiers </text:p>
      <text:p text:style-name="P1"/>
      <text:p text:style-name="P1">On choisit d'utiliser la seconde solution plus ergonomique. </text:p>
      <text:p text:style-name="P1"/>
      <text:h text:style-name="Heading_20_1" text:outline-level="1">Question 2 </text:h>
      <text:p text:style-name="P1"/>
      <text:p text:style-name="P1">On a decidé de repertorier les fichiers envoyés dans la corbeille avec un fichier unique "index" qui contient de méta-informations pour chaque fichier. </text:p>
      <text:p text:style-name="P1">Afin de conserver le contenu du fichier, il est stocké dans la corbeille avec pour nom son hash (md5sum). On évite ainsi d'avoir à trouvé une stratégie pour gérer les conflits de chemins. Par exemple, si l'utilisateur supprime un fichier "test", crée un nouveau fichier différent "test" qu'il efface aussi, on peut conserver les deux dans l'index, et leur contenu indépendamment grâce à leur hash. Au moment de la restauration ou du vidage avec l'argument "test" le programme présente ainsi une liste de choix pour l'utilisateur. Dans la corbeille les fichiers sont identifiées par leur chemin original absolue (résolue à l'exécution de la commande efface) et leur hash et leur date d'effacement (sauvegarder sous format secondes depuis l'Epoch). </text:p>
      <text:p text:style-name="P1"/>
      <text:h text:style-name="Heading_20_1" text:outline-level="1">Question 3 </text:h>
      <text:p text:style-name="P1"/>
      <text:p text:style-name="P1">Pour implementer l'effacement de cette manière on décide simplement d'utiliser la commande find et de proposer la liste des différents fichiers correpondants si nécessaire. </text:p>
      <text:p text:style-name="P1">La restauration n'aura necessité casiment aucun chang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eich </meta:initial-creator>
    <meta:creation-date>2015-10-16T16:55:20.024536090</meta:creation-date>
    <dc:date>2015-10-16T16:59:40.234504372</dc:date>
    <dc:creator>ferreich </dc:creator>
    <meta:editing-duration>P0D</meta:editing-duration>
    <meta:editing-cycles>2</meta:editing-cycles>
    <meta:generator>LibreOffice/4.2.8.2$Linux_X86_64 LibreOffice_project/420m0$Build-2</meta:generator>
    <meta:document-statistic meta:table-count="0" meta:image-count="0" meta:object-count="0" meta:page-count="1" meta:paragraph-count="18" meta:word-count="267" meta:character-count="1727" meta:non-whitespace-character-count="1458"/>
  </office:meta>
</office:document-meta>
</file>